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90000013DBB7F4848BE17C70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661in" svg:y="5.3465in" svg:width="6.9252in" svg:height="2.7673in" draw:z-index="0"><draw:image xlink:href="Pictures/10000001000003190000013DBB7F4848BE17C7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6T12:34:27.299000000</dc:date>
    <meta:editing-duration>PT13S</meta:editing-duration>
    <meta:editing-cycles>1</meta:editing-cycles>
    <meta:generator>LibreOffice/7.3.3.2$Windows_X86_64 LibreOffice_project/d1d0ea68f081ee2800a922cac8f79445e4603348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